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40000004AD1B4466E7210E00AE.png" manifest:media-type="image/png"/>
  <manifest:file-entry manifest:full-path="Pictures/1000020100000640000004ADC9843F0C53B331FD.png" manifest:media-type="image/png"/>
  <manifest:file-entry manifest:full-path="Pictures/1000020100000640000004AD460BEB5CD880EB48.png" manifest:media-type="image/png"/>
  <manifest:file-entry manifest:full-path="Pictures/1000020100000640000004AD50FC7735ED8DAF3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1-title">
      <style:graphic-properties draw:auto-grow-height="true" fo:min-height="2.4cm"/>
    </style:style>
    <style:style style:name="pr4" style:family="presentation" style:parent-style-name="LushGreen1-outline1">
      <style:graphic-properties fo:min-height="11.93cm"/>
    </style:style>
    <style:style style:name="pr5" style:family="presentation" style:parent-style-name="LushGreen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.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layer="layout" svg:width="25.199cm" svg:height="2.306cm" svg:x="1.401cm" svg:y="9.8cm" presentation:class="title">
          <draw:text-box>
            <text:p>Urban-Octo-Robot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Introduction</text:p>
          </draw:text-box>
        </draw:frame>
        <draw:frame presentation:style-name="pr4" draw:layer="layout" svg:width="26.6cm" svg:height="12.18cm" svg:x="1.4cm" svg:y="4.914cm" presentation:class="outline" presentation:user-transformed="true">
          <draw:text-box>
            <text:list text:style-name="L2">
              <text:list-item>
                <text:p>Why the name “Urban-Octo-Robot”</text:p>
                <text:list>
                  <text:list-item>
                    <text:p>Urban-Octo-Robot is the name github suggested</text:p>
                    <text:p/>
                  </text:list-item>
                </text:list>
              </text:list-item>
              <text:list-item>
                <text:p text:style-name="P2">Project Goal</text:p>
                <text:list>
                  <text:list-item>
                    <text:p>Create an inexpensive robot for prorammer training</text:p>
                  </text:list-item>
                  <text:list-item>
                    <text:p>Students program with the First Robotics toolkit</text:p>
                  </text:list-item>
                  <text:list-item>
                    <text:p>The code is operating actual hardware (no simulation)</text:p>
                  </text:list-item>
                  <text:list-item>
                    <text:p>But it isn’t running on a competition bot</text:p>
                    <text:list>
                      <text:list-item>
                        <text:p>It’s Robot Programming, where the Robot is a toy ca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Parts List and Costs</text:p>
          </draw:text-box>
        </draw:frame>
        <draw:frame presentation:style-name="pr4" draw:layer="layout" svg:width="26.6cm" svg:height="12.18cm" svg:x="1.4cm" svg:y="4.914cm" presentation:class="outline" presentation:user-transformed="true">
          <draw:text-box>
            <text:list text:style-name="L2">
              <text:list-item>
                <text:p>Parts list with Amazing Prime links</text:p>
                <text:list>
                  <text:list-item>
                    <text:p>$5 <text:s/><text:tab/><text:a xlink:href="https://www.amazon.ca/IZOKEE-NodeMcu-Internet-Development-Compatible/dp/B076F53B6S/ref=pd_sbs_147_2/136-3988052-5974921?_encoding=UTF8&amp;pd_rd_i=B076F53B6S&amp;pd_rd_r=a49bb3a3-2678-4c28-88cc-ab86b17909fe&amp;pd_rd_w=pkNKr&amp;pd_rd_wg=Bav6U&amp;pf_rd_p=0ec96c83-1800-4e36-8486-44f5573a2612&amp;pf_rd_r=D24EQ9RGFBAAH1T4FB4Z&amp;psc=1&amp;refRID=D24EQ9RGFBAAH1T4FB4Z" xlink:type="simple">ESP8266 micro-controller</text:a> <text:s/>(this is an IOT device)</text:p>
                  </text:list-item>
                  <text:list-item>
                    <text:p>$12 <text:s/><text:tab/><text:a xlink:href="https://www.amazon.ca/KeeYees-contrôleur-voiture-intelligente-compatible/dp/B07ZT619TD/ref=sr_1_19?crid=2SESNSOFT70WZ&amp;dchild=1&amp;keywords=l298n+motor+driver&amp;qid=1591480798&amp;sprefix=L298N%2Caps%2C211&amp;sr=8-19" xlink:type="simple">Motor Controller &amp; Wheels</text:a></text:p>
                  </text:list-item>
                  <text:list-item>
                    <text:p>$6<text:tab/><text:tab/><text:a xlink:href="https://www.amazon.ca/WayinTop-Degree-Encoder-Development-Arduino/dp/B07T5DZYZ1/ref=sr_1_6?dchild=1&amp;keywords=encoder&amp;qid=1591480909&amp;sr=8-6" xlink:type="simple">Encoders</text:a></text:p>
                  </text:list-item>
                  <text:list-item>
                    <text:p>$5<text:tab/><text:tab/>Maybe some <text:a xlink:href="https://www.amazon.ca/HC-SR04-Ultrasonic-Distance-Arduino-MEGA2560/dp/B01COSN7O6/ref=sr_1_5?dchild=1&amp;keywords=Sonar+Sensor&amp;qid=1591480991&amp;sr=8-5" xlink:type="simple">Sensors</text:a></text:p>
                  </text:list-item>
                  <text:list-item>
                    <text:p>$15<text:tab/><text:a xlink:href="https://www.amazon.ca/Poweradd-EnergyCell-Batteries-Compatible-Smartphone/dp/B07MSDHF67/ref=sr_1_33?dchild=1&amp;keywords=USB+Battery+Bank&amp;qid=1591481037&amp;refinements=p_85%3A5690392011&amp;rnid=5690384011&amp;rps=1&amp;sr=8-33" xlink:type="simple">USB Battery Pack</text:a></text:p>
                  </text:list-item>
                  <text:list-item>
                    <text:p>&lt;$5<text:tab/>3D Printed Body</text:p>
                  </text:list-item>
                </text:list>
              </text:list-item>
              <text:list-item>
                <text:p>~$50, electronics are all easily obtain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Coding &amp; Communication</text:p>
          </draw:text-box>
        </draw:frame>
        <draw:frame presentation:style-name="pr4" draw:layer="layout" svg:width="26.6cm" svg:height="12.18cm" svg:x="1.4cm" svg:y="4.914cm" presentation:class="outline" presentation:user-transformed="true">
          <draw:text-box>
            <text:list text:style-name="L2">
              <text:list-item>
                <text:p>Two hardware components in the setup</text:p>
              </text:list-item>
              <text:list-item>
                <text:p>Component 1: <text:tab/> A Windows Laptop</text:p>
                <text:list>
                  <text:list-item>
                    <text:p>This is where the Robot Code will run</text:p>
                  </text:list-item>
                </text:list>
              </text:list-item>
              <text:list-item>
                <text:p><text:s/>Component 2: The actual Robot</text:p>
                <text:list>
                  <text:list-item>
                    <text:p>The robot accepts simple commands from the laptop</text:p>
                  </text:list-item>
                  <text:list-item>
                    <text:p>i.e., <text:s/>“set Motor A to 50% power”</text:p>
                  </text:list-item>
                </text:list>
              </text:list-item>
              <text:list-item>
                <text:p>The Laptop and Robot communicate by Wifi</text:p>
                <text:list>
                  <text:list-item>
                    <text:p>The Robot can connect to or make a hotsp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1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Windows Hardware</text:p>
          </draw:text-box>
        </draw:frame>
        <draw:frame presentation:style-name="pr4" draw:layer="layout" svg:width="26.6cm" svg:height="12.18cm" svg:x="1.4cm" svg:y="4.914cm" presentation:class="outline" presentation:user-transformed="true">
          <draw:text-box>
            <text:list text:style-name="L2">
              <text:list-item>
                <text:p>Windows Laptop Component</text:p>
                <text:list>
                  <text:list-item>
                    <text:p>Runs the standard First Robotics Java environment</text:p>
                  </text:list-item>
                  <text:list-item>
                    <text:p>Students run their code in FRC Emulation Mode</text:p>
                  </text:list-item>
                  <text:list-item>
                    <text:p>Robot “device driver” Java libraries will be created</text:p>
                    <text:list>
                      <text:list-item>
                        <text:p>These will emulated the interfaces students would typically use when programming a robot</text:p>
                      </text:list-item>
                    </text:list>
                  </text:list-item>
                  <text:list-item>
                    <text:p>The libraries will talk to the robot via TCP/IP</text:p>
                    <text:list>
                      <text:list-item>
                        <text:p>Example: <text:s/>The library might send the text “motora=50” to the robot to set the robot’s “A” motor to 50% pow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Robot Hardware</text:p>
          </draw:text-box>
        </draw:frame>
        <draw:frame presentation:style-name="pr4" draw:layer="layout" svg:width="26.6cm" svg:height="12.18cm" svg:x="1.4cm" svg:y="4.914cm" presentation:class="outline" presentation:user-transformed="true">
          <draw:text-box>
            <text:list text:style-name="L2">
              <text:list-item>
                <text:p>Robot Component</text:p>
                <text:list>
                  <text:list-item>
                    <text:p>The Robot’s “brain” is an ESP8266 board</text:p>
                  </text:list-item>
                  <text:list-item>
                    <text:p>These boards are programmed like Arduinos</text:p>
                  </text:list-item>
                  <text:list-item>
                    <text:p>Like an Arduino, resources are limited (<text:a xlink:href="https://www.mischianti.org/2019/08/20/wemos-d1-mini-esp8266-specs-and-ide-configuration-part-1/" xlink:type="simple">Specifications</text:a>)</text:p>
                  </text:list-item>
                  <text:list-item>
                    <text:p>Link to the <text:a xlink:href="https://github.com/glowmouse/urban-octo-robot" xlink:type="simple">prototyping repository</text:a></text:p>
                    <text:list>
                      <text:list-item>
                        <text:p>Written in C++ and a work in progress</text:p>
                      </text:list-item>
                      <text:list-item>
                        <text:p>There May be alterantives that are more student friendly</text:p>
                      </text:list-item>
                      <text:list-item>
                        <text:p>But this is a safe choice for a prototyp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2T1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Where are things right now</text:p>
          </draw:text-box>
        </draw:frame>
        <draw:frame presentation:style-name="pr4" draw:layer="layout" svg:width="26.6cm" svg:height="12.18cm" svg:x="1.4cm" svg:y="4.914cm" presentation:class="outline" presentation:user-transformed="true">
          <draw:text-box>
            <text:list text:style-name="L2">
              <text:list-item>
                <text:p>The basic <text:a xlink:href="https://github.com/glowmouse/urban-octo-robot" xlink:type="simple">Firmware</text:a><text:s/>skeleton is done</text:p>
                <text:list>
                  <text:list-item>
                    <text:p>Non-blocking Network Communications layer</text:p>
                  </text:list-item>
                  <text:list-item>
                    <text:p>Co-operative multi-tasking “Action” task engine</text:p>
                    <text:p/>
                  </text:list-item>
                </text:list>
              </text:list-item>
              <text:list-item>
                <text:p>Proof of concept Motor Controller object</text:p>
                <text:list>
                  <text:list-item>
                    <text:p>Can “set speed” on a single motor over the network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2T1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What needs to be done</text:p>
          </draw:text-box>
        </draw:frame>
        <draw:frame presentation:style-name="pr4" draw:layer="layout" svg:width="26.6cm" svg:height="12.18cm" svg:x="1.4cm" svg:y="4.914cm" presentation:class="outline" presentation:user-transformed="true">
          <draw:text-box>
            <text:list text:style-name="L2">
              <text:list-item>
                <text:p>Robot has to be CADed &amp; 3D Printed</text:p>
              </text:list-item>
              <text:list-item>
                <text:p>Proof of concept for encoders</text:p>
              </text:list-item>
              <text:list-item>
                <text:p>Proof of concept Java Library</text:p>
              </text:list-item>
              <text:list-item>
                <text:p>Nice to Have: <text:s/>Design &amp; Fab proper circuit board</text:p>
              </text:list-item>
              <text:list-item>
                <text:p>Tutorials (i.e., sample First Robotics projects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2T1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Final Thoughts</text:p>
          </draw:text-box>
        </draw:frame>
        <draw:frame presentation:style-name="pr4" draw:layer="layout" svg:width="26.6cm" svg:height="12.18cm" svg:x="1.4cm" svg:y="4.914cm" presentation:class="outline" presentation:user-transformed="true">
          <draw:text-box>
            <text:list text:style-name="L2">
              <text:list-item>
                <text:p>This is a is a proof of concept</text:p>
              </text:list-item>
              <text:list-item>
                <text:p>I’ll get a prototype or two done by fall</text:p>
              </text:list-item>
              <text:list-item>
                <text:p>If the result isn’t useful – that’s why we prototype</text:p>
              </text:list-item>
              <text:list-item>
                <text:p>If it is useful, IP will be on github &amp; open source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4" draw:display-name="Bitmap 4" xlink:href="Pictures/1000020100000640000004AD460BEB5CD880EB48.png" xlink:type="simple" xlink:show="embed" xlink:actuate="onLoad"/>
    <draw:fill-image draw:name="Bitmap_20_5" draw:display-name="Bitmap 5" xlink:href="Pictures/1000020100000640000004AD50FC7735ED8DAF32.png" xlink:type="simple" xlink:show="embed" xlink:actuate="onLoad"/>
    <draw:fill-image draw:name="Bitmap_20_6" draw:display-name="Bitmap 6" xlink:href="Pictures/1000020100000640000004ADC9843F0C53B331FD.png" xlink:type="simple" xlink:show="embed" xlink:actuate="onLoad"/>
    <draw:fill-image draw:name="background" xlink:href="Pictures/1000020100000640000004AD1B4466E7210E00AE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6T17:35:26.001302237</meta:creation-date>
    <meta:editing-duration>PT21M23S</meta:editing-duration>
    <meta:editing-cycles>11</meta:editing-cycles>
    <meta:generator>LibreOffice/6.0.7.3$Linux_X86_64 LibreOffice_project/00m0$Build-3</meta:generator>
    <dc:title>Lush Green</dc:title>
    <dc:date>2020-06-07T10:53:13.440972122</dc:date>
    <meta:document-statistic meta:object-count="89"/>
  </office:meta>
</office:document-meta>
</file>